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1.69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0.681cm"/>
    </style:style>
    <style:style style:name="co13" style:family="table-column">
      <style:table-column-properties fo:break-before="auto" style:column-width="0.653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52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51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51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fd428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ackground-color="#e8a202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2" style:family="table-cell" style:parent-style-name="Default">
      <style:table-cell-properties fo:border-bottom="none" fo:background-color="#ffe994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5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6311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4"/>
          <table:table-cell table:style-name="ce1" table:number-columns-repeated="2"/>
          <table:table-cell table:style-name="ce17"/>
          <table:table-cell table:style-name="ce49"/>
          <table:table-cell table:style-name="ce58"/>
          <table:table-cell table:style-name="ce64"/>
          <table:table-cell table:style-name="ce65"/>
          <table:table-cell table:style-name="ce64" table:number-columns-repeated="2"/>
          <table:table-cell table:style-name="ce1" table:number-columns-repeated="15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8" office:value-type="string" calcext:value-type="string" table:number-columns-spanned="8" table:number-rows-spanned="1">
            <text:p>DIAGRAMME DE GANTT</text:p>
          </table:table-cell>
          <table:covered-table-cell table:number-columns-repeated="7" table:style-name="ce18"/>
          <table:table-cell table:style-name="ce50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8"/>
          <table:table-cell table:style-name="ce72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8"/>
          <table:table-cell table:style-name="ce87" table:number-columns-repeated="5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9" table:number-columns-repeated="3"/>
          <table:table-cell table:style-name="ce25" table:number-columns-repeated="5"/>
          <table:table-cell table:style-name="ce51" table:number-columns-repeated="4"/>
          <table:table-cell table:style-name="ce68" table:number-columns-repeated="3"/>
          <table:table-cell table:style-name="ce1" table:number-columns-repeated="14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57" office:value-type="string" calcext:value-type="string" table:number-columns-spanned="2" table:number-rows-spanned="1">
            <text:p>TITRE DU PROJET</text:p>
          </table:table-cell>
          <table:covered-table-cell table:style-name="ce19"/>
          <table:table-cell table:style-name="ce57"/>
          <table:table-cell table:style-name="ce26" office:value-type="string" calcext:value-type="string" table:number-columns-spanned="4" table:number-rows-spanned="1">
            <text:p>Mario Bros Like </text:p>
          </table:table-cell>
          <table:covered-table-cell table:number-columns-repeated="3" table:style-name="ce19"/>
          <table:table-cell table:style-name="ce38"/>
          <table:table-cell table:style-name="ce52" table:number-columns-spanned="7" table:number-rows-spanned="1"/>
          <table:covered-table-cell table:number-columns-repeated="6"/>
          <table:table-cell table:style-name="ce74" table:number-columns-spanned="13" table:number-rows-spanned="1"/>
          <table:covered-table-cell table:number-columns-repeated="12"/>
          <table:table-cell table:style-name="ce83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57" office:value-type="string" calcext:value-type="string" table:number-columns-spanned="2" table:number-rows-spanned="1">
            <text:p>CHEF DE PROJET</text:p>
          </table:table-cell>
          <table:covered-table-cell table:style-name="ce19"/>
          <table:table-cell table:style-name="ce57"/>
          <table:table-cell table:style-name="ce27" office:value-type="string" calcext:value-type="string" table:number-columns-spanned="4" table:number-rows-spanned="1">
            <text:p><text:s/></text:p>
          </table:table-cell>
          <table:covered-table-cell table:number-columns-repeated="3" table:style-name="ce19"/>
          <table:table-cell table:style-name="ce39"/>
          <table:table-cell table:style-name="ce52" table:number-columns-spanned="7" table:number-rows-spanned="1"/>
          <table:covered-table-cell table:number-columns-repeated="6"/>
          <table:table-cell table:style-name="ce75" table:number-columns-spanned="12" table:number-rows-spanned="1"/>
          <table:covered-table-cell table:number-columns-repeated="11"/>
          <table:table-cell table:style-name="ce80"/>
          <table:table-cell table:style-name="ce83"/>
          <table:table-cell table:style-name="ce1" table:number-columns-repeated="8"/>
          <table:table-cell table:style-name="ce83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2"/>
          <table:table-cell table:style-name="ce57" office:value-type="string" calcext:value-type="string" table:number-columns-spanned="2" table:number-rows-spanned="1">
            <text:p>DOCUMENTALISTE</text:p>
          </table:table-cell>
          <table:covered-table-cell table:style-name="ce19"/>
          <table:table-cell table:style-name="ce57"/>
          <table:table-cell table:style-name="ce27" table:number-columns-spanned="4" table:number-rows-spanned="1"/>
          <table:covered-table-cell table:number-columns-repeated="3" table:style-name="ce19"/>
          <table:table-cell table:style-name="ce3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2">
          <table:table-cell table:style-name="ce2"/>
          <table:table-cell table:style-name="ce11" table:number-columns-repeated="6"/>
          <table:table-cell table:style-name="ce32" table:number-columns-repeated="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40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 DEUX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 DEUX</text:p>
          </table:table-cell>
          <table:covered-table-cell table:number-columns-repeated="9"/>
          <table:covered-table-cell table:style-name="ce146"/>
          <table:covered-table-cell table:number-columns-repeated="3" table:style-name="ce53"/>
          <table:covered-table-cell table:style-name="ce66"/>
          <table:table-cell table:style-name="ce155" office:value-type="string" calcext:value-type="string" table:number-columns-spanned="5" table:number-rows-spanned="1">
            <text:p>PHASE TROIS</text:p>
          </table:table-cell>
          <table:covered-table-cell table:number-columns-repeated="3" table:style-name="ce53"/>
          <table:covered-table-cell table:style-name="ce66"/>
          <table:table-cell table:number-columns-repeated="16311"/>
        </table:table-row>
        <table:table-row table:style-name="ro3">
          <table:table-cell table:style-name="ce4"/>
          <table:covered-table-cell table:number-columns-repeated="7"/>
          <table:table-cell table:style-name="ce41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3"/>
          <table:covered-table-cell table:style-name="ce66"/>
          <table:table-cell table:style-name="ce146" office:value-type="string" calcext:value-type="string" table:number-columns-spanned="5" table:number-rows-spanned="1">
            <text:p>SEMAINE 13</text:p>
          </table:table-cell>
          <table:covered-table-cell table:number-columns-repeated="3" table:style-name="ce53"/>
          <table:covered-table-cell table:style-name="ce66"/>
          <table:table-cell table:number-columns-repeated="16311"/>
        </table:table-row>
        <table:table-row table:style-name="ro3">
          <table:table-cell table:style-name="ce5"/>
          <table:covered-table-cell table:number-columns-repeated="7"/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152" office:value-type="string" calcext:value-type="string">
            <text:p>L</text:p>
          </table:table-cell>
          <table:table-cell table:number-columns-repeated="2" table:style-name="ce152" office:value-type="string" calcext:value-type="string">
            <text:p>M</text:p>
          </table:table-cell>
          <table:table-cell table:style-name="ce152" office:value-type="string" calcext:value-type="string">
            <text:p>J</text:p>
          </table:table-cell>
          <table:table-cell table:style-name="ce152" office:value-type="string" calcext:value-type="string">
            <text:p>V</text:p>
          </table:table-cell>
          <table:table-cell table:number-columns-repeated="16311"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nitialisation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61"/>
          <table:table-cell table:number-columns-repeated="16311"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1" office:value-type="string" calcext:value-type="string">
              <text:p><text:s/>Setup du Projet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13" calcext:value-type="date">
              <text:p>13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2];[.F12])" office:value-type="float" office:value="19" calcext:value-type="float">
              <text:p>19</text:p>
            </table:table-cell>
            <table:table-cell table:style-name="ce110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2"/>
            <table:table-cell table:style-name="ce176" table:number-columns-repeated="6"/>
            <table:table-cell table:style-name="ce62" table:number-columns-repeated="20"/>
            <table:table-cell table:style-name="ce176"/>
            <table:table-cell table:style-name="ce62" table:number-columns-repeated="28"/>
            <table:table-cell table:style-name="ce101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1" office:value-type="string" calcext:value-type="string">
              <text:p><text:s/>Mise en place de la boucle de jeu 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3];[.F13])" office:value-type="float" office:value="6" calcext:value-type="float">
              <text:p>6</text:p>
            </table:table-cell>
            <table:table-cell table:style-name="ce110" office:value-type="percentage" office:value="1" calcext:value-type="percentage">
              <text:p>100 %</text:p>
            </table:table-cell>
            <table:table-cell table:style-name="ce45"/>
            <table:table-cell table:style-name="ce56"/>
            <table:table-cell table:style-name="ce61" table:number-columns-repeated="5"/>
            <table:table-cell table:style-name="ce73" table:number-columns-repeated="6"/>
            <table:table-cell table:style-name="ce61" table:number-columns-repeated="46"/>
            <table:table-cell table:style-name="ce102" table:number-columns-repeated="6"/>
            <table:table-cell table:number-columns-repeated="16311"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Architecture &amp; moteur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61"/>
          <table:table-cell table:number-columns-repeated="16311"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1" office:value-type="string" calcext:value-type="string">
              <text:p>Physique, gravité et collision</text:p>
            </table:table-cell>
            <table:table-cell table:style-name="ce23" office:value-type="string" calcext:value-type="string">
              <text:p>Théo</text:p>
            </table:table-cell>
            <table:table-cell table:style-name="ce29" office:value-type="date" office:date-value="2026-02-03" calcext:value-type="date">
              <text:p>03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15];[.F15])" office:value-type="string" office:string-value="" calcext:value-type="error">
              <text:p>#VALUE!</text:p>
            </table:table-cell>
            <table:table-cell table:style-name="ce110" office:value-type="percentage" office:value="0.9" calcext:value-type="percentage">
              <text:p>90 %</text:p>
            </table:table-cell>
            <table:table-cell table:style-name="ce46"/>
            <table:table-cell table:style-name="ce55"/>
            <table:table-cell table:style-name="ce62" table:number-columns-repeated="13"/>
            <table:table-cell table:style-name="ce79" table:number-columns-repeated="31"/>
            <table:table-cell table:style-name="ce62" table:number-columns-repeated="13"/>
            <table:table-cell table:style-name="ce101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1" office:value-type="string" calcext:value-type="string">
              <text:p>Map</text:p>
            </table:table-cell>
            <table:table-cell table:style-name="ce23" office:value-type="string" calcext:value-type="string">
              <text:p>Mathis</text:p>
            </table:table-cell>
            <table:table-cell table:style-name="ce30" office:value-type="date" office:date-value="2026-02-03" calcext:value-type="date">
              <text:p>03/02/26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16];[.F16])" office:value-type="string" office:string-value="" calcext:value-type="error">
              <text:p>#VALUE!</text:p>
            </table:table-cell>
            <table:table-cell table:style-name="ce115" office:value-type="percentage" office:value="0.9" calcext:value-type="percentage">
              <text:p>9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5"/>
            <table:table-cell table:style-name="ce172" table:number-columns-repeated="31"/>
            <table:table-cell table:style-name="ce61" table:number-columns-repeated="13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1" office:value-type="string" calcext:value-type="string">
              <text:p>Architecture du joueur et ennemis</text:p>
            </table:table-cell>
            <table:table-cell table:style-name="ce23" office:value-type="string" calcext:value-type="string">
              <text:p>Théo/Mathis/Alban</text:p>
            </table:table-cell>
            <table:table-cell table:style-name="ce30" office:value-type="date" office:date-value="2026-02-03" calcext:value-type="date">
              <text:p>03/02/26</text:p>
            </table:table-cell>
            <table:table-cell table:style-name="ce30" office:value-type="date" office:date-value="2026-03-17" calcext:value-type="date">
              <text:p>17/03/26</text:p>
            </table:table-cell>
            <table:table-cell table:style-name="ce23" table:formula="of:=DAYS360([.E17];[.F17])" office:value-type="float" office:value="44" calcext:value-type="float">
              <text:p>44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5"/>
            <table:table-cell table:style-name="ce172" table:number-columns-repeated="27"/>
            <table:table-cell table:style-name="ce61" table:number-columns-repeated="17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4-02" calcext:value-type="date">
              <text:p>2.4</text:p>
            </table:table-cell>
            <table:table-cell table:style-name="ce21" office:value-type="string" calcext:value-type="string">
              <text:p>Système de Caméra</text:p>
            </table:table-cell>
            <table:table-cell table:style-name="ce23" office:value-type="string" calcext:value-type="string">
              <text:p>Théo/Eloaun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date" office:date-value="2026-03-03" calcext:value-type="date">
              <text:p>03/03/26</text:p>
            </table:table-cell>
            <table:table-cell table:style-name="ce23" table:formula="of:=DAYS360([.E18];[.F18])" office:value-type="float" office:value="23" calcext:value-type="float">
              <text:p>23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15"/>
            <table:table-cell table:style-name="ce61" table:number-columns-repeated="24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5-02" calcext:value-type="date">
              <text:p>2.5</text:p>
            </table:table-cell>
            <table:table-cell table:style-name="ce21" office:value-type="string" calcext:value-type="string">
              <text:p>Mouvement et contrôle</text:p>
            </table:table-cell>
            <table:table-cell table:style-name="ce23" office:value-type="string" calcext:value-type="string">
              <text:p>Alban/Théo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date" office:date-value="2026-03-10" calcext:value-type="date">
              <text:p>10/03/26</text:p>
            </table:table-cell>
            <table:table-cell table:style-name="ce23" table:formula="of:=DAYS360([.E19];[.F19])" office:value-type="float" office:value="30" calcext:value-type="float">
              <text:p>30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20"/>
            <table:table-cell table:style-name="ce61" table:number-columns-repeated="19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6-02" calcext:value-type="date">
              <text:p>2.6</text:p>
            </table:table-cell>
            <table:table-cell table:style-name="ce21" office:value-type="string" calcext:value-type="string">
              <text:p>Système d’animation(marche, saut, mort)</text:p>
            </table:table-cell>
            <table:table-cell table:style-name="ce23" office:value-type="string" calcext:value-type="string">
              <text:p>Théo Mathis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date" office:date-value="2026-03-03" calcext:value-type="date">
              <text:p>03/03/26</text:p>
            </table:table-cell>
            <table:table-cell table:style-name="ce23" table:formula="of:=DAYS360([.E20];[.F20])" office:value-type="float" office:value="23" calcext:value-type="float">
              <text:p>23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15"/>
            <table:table-cell table:style-name="ce61" table:number-columns-repeated="24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7-02" calcext:value-type="date">
              <text:p>2.7</text:p>
            </table:table-cell>
            <table:table-cell table:style-name="ce21" office:value-type="string" calcext:value-type="string">
              <text:p>Interface, Menu &amp; Music</text:p>
            </table:table-cell>
            <table:table-cell table:style-name="ce23" office:value-type="string" calcext:value-type="string">
              <text:p>Elouan/Alban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21];[.F21])" office:value-type="string" office:string-value="" calcext:value-type="error">
              <text:p>#VALUE!</text:p>
            </table:table-cell>
            <table:table-cell table:style-name="ce115" office:value-type="percentage" office:value="0.6" calcext:value-type="percentage">
              <text:p>6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26"/>
            <table:table-cell table:style-name="ce61" table:number-columns-repeated="13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8-02" calcext:value-type="date">
              <text:p>2.8</text:p>
            </table:table-cell>
            <table:table-cell table:style-name="ce21" office:value-type="string" calcext:value-type="string">
              <text:p>Correction codes/bug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22];[.F22])" office:value-type="string" office:string-value="" calcext:value-type="error">
              <text:p>#VALUE!</text:p>
            </table:table-cell>
            <table:table-cell table:style-name="ce115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20"/>
            <table:table-cell table:style-name="ce172" table:number-columns-repeated="16"/>
            <table:table-cell table:style-name="ce61" table:number-columns-repeated="13"/>
            <table:table-cell table:style-name="ce102" table:number-columns-repeated="6"/>
            <table:table-cell table:number-columns-repeated="16311"/>
          </table:table-row>
        </table:table-row-group>
        <table:table-row table:style-name="ro2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Test &amp; Finition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61"/>
          <table:table-cell table:number-columns-repeated="16311"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1" office:value-type="string" calcext:value-type="string">
              <text:p>Test Unitaire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4];[.F24])" office:value-type="string" office:string-value="" calcext:value-type="error">
              <text:p>#VALUE!</text:p>
            </table:table-cell>
            <table:table-cell table:style-name="ce110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57"/>
            <table:table-cell table:style-name="ce101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1" office:value-type="string" calcext:value-type="string">
              <text:p>Debug et optimisation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5];[.F25])" office:value-type="string" office:string-value="" calcext:value-type="error">
              <text:p>#VALUE!</text:p>
            </table:table-cell>
            <table:table-cell table:style-name="ce110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57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3-03" calcext:value-type="date">
              <text:p>3.3</text:p>
            </table:table-cell>
            <table:table-cell table:style-name="ce21" office:value-type="string" calcext:value-type="string">
              <text:p>Génération Doc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110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8"/>
            <table:table-cell table:style-name="ce62" table:number-columns-repeated="4"/>
            <table:table-cell table:style-name="ce61" table:number-columns-repeated="45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4-03" calcext:value-type="date">
              <text:p>3.4</text:p>
            </table:table-cell>
            <table:table-cell table:style-name="ce21" office:value-type="string" calcext:value-type="string">
              <text:p>Vérification README 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8"/>
            <table:table-cell table:style-name="ce62" table:number-columns-repeated="4"/>
            <table:table-cell table:style-name="ce61" table:number-columns-repeated="45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5-03" calcext:value-type="date">
              <text:p>3.5</text:p>
            </table:table-cell>
            <table:table-cell table:style-name="ce21" office:value-type="string" calcext:value-type="string">
              <text:p>Dêpot Final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54"/>
            <table:table-cell table:style-name="ce173" table:number-columns-repeated="3"/>
            <table:table-cell table:style-name="ce191" table:number-columns-repeated="6"/>
            <table:table-cell table:number-columns-repeated="16311"/>
          </table:table-row>
        </table:table-row-group>
        <table:table-row table:style-name="ro2" table:number-rows-repeated="3">
          <table:table-cell table:style-name="ce2" table:number-columns-repeated="7"/>
          <table:table-cell table:style-name="ce37" table:number-columns-repeated="2"/>
          <table:table-cell table:style-name="ce2" table:number-columns-repeated="61"/>
          <table:table-cell table:number-columns-repeated="16314"/>
        </table:table-row>
        <table:table-row table:style-name="ro4" table:number-rows-repeated="1048536">
          <table:table-cell table:number-columns-repeated="16384"/>
        </table:table-row>
        <table:table-row table:style-name="ro5" table:number-rows-repeated="8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Diagramme de Gantt'.H12:'Diagramme de Gantt'.H13 'Diagramme de Gantt'.H15:'Diagramme de Gantt'.H28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Diagramme de Gantt'.H16:'Diagramme de Gantt'.H2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text>$</number:text>
      <number:number number:decimal-places="2" number:min-decimal-places="2" number:min-integer-digits="1" number:grouping="true"/>
    </number:number-style>
    <number:date-style style:name="N152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10:15:17.403101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3T10:16:17.394425813</dc:date>
    <meta:editing-duration>PT1H5M45S</meta:editing-duration>
    <meta:editing-cycles>13</meta:editing-cycles>
    <meta:generator>LibreOffice/24.2.7.2$Linux_X86_64 LibreOffice_project/420$Build-2</meta:generator>
    <meta:document-statistic meta:table-count="1" meta:cell-count="204" meta:object-count="0"/>
  </office:meta>
</office:document-meta>
</file>